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umberBool</text:p>
          </table:table-cell>
          <table:table-cell table:style-name="Default" office:value-type="string" calcext:value-type="string">
            <text:p>numberFloat</text:p>
          </table:table-cell>
          <table:table-cell table:style-name="Default" office:value-type="string" calcext:value-type="string">
            <text:p>numberInt</text:p>
          </table:table-cell>
          <table:table-cell table:style-name="Default" office:value-type="string" calcext:value-type="string">
            <text:p>nameHas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  <table:table-cell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  <table:table-cell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  <table:table-cell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  <table:table-cell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  <table:table-cell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  <table:table-cell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  <table:table-cell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  <table:table-cell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  <table:table-cell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/>
          <table:table-cell table:style-name="Default" table:number-columns-repeated="4"/>
          <table:table-cell/>
        </table:table-row>
      </table:table>
      <table:table table:name="layer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-1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8"/>
        </table:table-row>
      </table:table>
      <table:table table:name="stateMachine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  <table:table-cell/>
        </table:table-row>
        <table:table-row table:style-name="ro1"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9"/>
        </table:table-row>
      </table:table>
      <table:table table:name="states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office:value-type="string" calcext:value-type="string">
            <text:p>parentPath</text:p>
          </table:table-cell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tran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_nam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</table:table-row>
      </table:table>
      <table:table table:name="conditions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  <table:table-cell table:style-name="Default"/>
          <table:table-cell/>
        </table:table-row>
      </table:table>
      <table:table table:name="positions" table:style-name="ta1">
        <table:table-column table:style-name="co1" table:number-columns-repeated="5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7:51:12.334000000</meta:creation-date>
    <dc:date>2017-02-02T07:51:22.368000000</dc:date>
    <meta:editing-duration>PT11S</meta:editing-duration>
    <meta:editing-cycles>1</meta:editing-cycles>
    <meta:document-statistic meta:table-count="7" meta:cell-count="5750" meta:object-count="0"/>
    <meta:generator>LibreOffice/5.2.5.1$Windows_x86 LibreOffice_project/0312e1a284a7d50ca85a365c316c7abbf20a4d22</meta:generator>
  </office:meta>
</office:document-meta>
</file>